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1e52d3" officeooo:paragraph-rsid="001e52d3"/>
    </style:style>
    <style:style style:name="P2" style:family="paragraph" style:parent-style-name="Standard">
      <style:text-properties officeooo:paragraph-rsid="001e52d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1</text:p>
      <text:p text:style-name="Standard"><text:s text:c="21"/>Type <text:s/>Time(%) <text:s text:c="5"/>Time <text:s text:c="4"/>Calls <text:s text:c="6"/>Avg <text:s text:c="6"/>Min <text:s text:c="6"/>Max <text:s/>Name</text:p>
      <text:p text:style-name="Standard"><text:s/>GPU activities: <text:s text:c="2"/>51.32% <text:s/>132.351s <text:s text:c="5"/>3620 <text:s/>36.561ms <text:s/>36.197ms <text:s/>50.031ms <text:s/>performAggCalculations(PreviousCompartmentIn*, CompartmentIn*, CompartmentDEMIn*, CompartmentOut*, CompartmentVar*, AggregationCompVar*, double, double, double, double, int, int, int, double)</text:p>
      <text:p text:style-name="Standard"><text:s text:c="19"/>47.94% <text:s/>123.620s <text:s text:c="5"/>3620 <text:s/>34.149ms <text:s/>33.867ms <text:s/>48.951ms <text:s/>performBreakageCalculations(PreviousCompartmentIn*, CompartmentIn*, CompartmentDEMIn*, CompartmentOut*, CompartmentVar*, BreakageCompVar*, double, double, double, double, int, int, double)</text:p>
      <text:p text:style-name="Standard"><text:s text:c="20"/>0.66% <text:s/>1.70499s <text:s text:c="5"/>3620 <text:s/>470.99us <text:s/>466.92us <text:s/>1.6356ms <text:s/>consolidationAndMovementCalcs(CompartmentIn*, PreviousCompartmentIn*, CompartmentOut*, CompartmentDEMIn*, CompartmentVar*, AggregationCompVar*, BreakageCompVar*, int, double, double, double, double, double, double, double, int, int, double, double)</text:p>
      <text:p text:style-name="Standard"><text:s text:c="20"/>0.04% <text:s/>104.34ms <text:s text:c="4"/>36222 <text:s/>2.8800us <text:s text:c="4"/>320ns <text:s/>9.1520us <text:s/>[CUDA memcpy DtoH]</text:p>
      <text:p text:style-name="Standard"><text:s text:c="20"/>0.03% <text:s/>71.961ms <text:s text:c="5"/>3620 <text:s/>19.878us <text:s/>18.976us <text:s/>28.224us <text:s/>launchCompartment(CompartmentIn*, PreviousCompartmentIn*, CompartmentOut*, CompartmentDEMIn*, CompartmentVar*, AggregationCompVar*, BreakageCompVar*, double, double, double, double*, double*, double*, double*, unsigned int, unsigned int, unsigned int, double*, double, double, int, int, double, double, double, double, double, double, int, double, double, double)</text:p>
      <text:p text:style-name="Standard"><text:s text:c="20"/>0.01% <text:s/>35.402ms <text:s text:c="4"/>10899 <text:s/>3.2480us <text:s text:c="4"/>640ns <text:s/>5.6960us <text:s/>[CUDA memcpy HtoD]</text:p>
      <text:p text:style-name="Standard"><text:s text:c="20"/>0.00% <text:s/>11.360us <text:s text:c="8"/>1 <text:s/>11.360us <text:s/>11.360us <text:s/>11.360us <text:s/>initialization_kernel(double*, double*, unsigned long, double, double, double, double, double*, double*, int*, int*, double*, double*, double*, double*, double*, double*, int*, int*, int*, int*, double*, double*, int*, int*, int*, int*, int*, int*)</text:p>
      <text:p text:style-name="Standard"><text:s text:c="20"/>0.00% <text:s/>9.3440us <text:s text:c="8"/>1 <text:s/>9.3440us <text:s/>9.3440us <text:s/>9.3440us <text:s/>initialization_kernel2(double*, double*, unsigned long, double, double, double, double, double*, double*, int*, int*, double*, double*, double*, double*, double*, double*, int*, int*, int*, int*, double*, double*, int*, int*, int*, int*, int*, int*)</text:p>
      <text:p text:style-name="Standard"><text:s text:c="6"/>API calls: <text:s text:c="2"/>99.68% <text:s/>257.807s <text:s text:c="4"/>14483 <text:s/>17.801ms <text:s/>2.3140us <text:s/>50.035ms <text:s/>cudaDeviceSynchronize</text:p>
      <text:p text:style-name="Standard"><text:s text:c="20"/>0.22% <text:s/>556.93ms <text:s text:c="4"/>47121 <text:s/>11.819us <text:s/>4.2490us <text:s/>248.87us <text:s/>cudaMemcpy</text:p>
      <text:p text:style-name="Standard"><text:s text:c="20"/>0.04% <text:s/>113.06ms <text:s text:c="6"/>166 <text:s/>681.11us <text:s/>2.7930us <text:s/>110.87ms <text:s/>cudaMalloc</text:p>
      <text:p text:style-name="Standard"><text:s text:c="20"/>0.04% <text:s/>105.83ms <text:s text:c="4"/>14482 <text:s/>7.3070us <text:s/>4.8840us <text:s/>37.999us <text:s/>cudaLaunch</text:p>
      <text:p text:style-name="Standard"><text:s text:c="20"/>0.01% <text:s/>37.867ms <text:s text:c="3"/>282418 <text:s text:c="4"/>134ns <text:s text:c="4"/>117ns <text:s/>239.57us <text:s/>cudaSetupArgument</text:p>
      <text:p text:style-name="Standard"><text:s text:c="20"/>0.00% <text:s/>4.5674ms <text:s text:c="5"/>3620 <text:s/>1.2610us <text:s/>1.1320us <text:s/>3.8460us <text:s/>cudaDeviceSetLimit</text:p>
      <text:p text:style-name="Standard"><text:s text:c="20"/>0.00% <text:s/>3.2906ms <text:s text:c="4"/>14482 <text:s text:c="4"/>227ns <text:s text:c="4"/>131ns <text:s/>234.24us <text:s/>cudaConfigureCall</text:p>
      <text:p text:style-name="Standard"><text:s text:c="20"/>0.00% <text:s/>2.8720ms <text:s text:c="4"/>14496 <text:s text:c="4"/>198ns <text:s text:c="4"/>116ns <text:s/>233.62us <text:s/>cudaGetLastError</text:p>
      <text:p text:style-name="Standard"><text:s text:c="20"/>0.00% <text:s/>707.08us <text:s text:c="7"/>94 <text:s/>7.5220us <text:s text:c="4"/>772ns <text:s/>333.90us <text:s/>cuDeviceGetAttribute</text:p>
      <text:p text:style-name="Standard"><text:s text:c="20"/>0.00% <text:s/>160.00us <text:s text:c="8"/>1 <text:s/>160.00us <text:s/>160.00us <text:s/>160.00us <text:s/>cuDeviceTotalMem</text:p>
      <text:p text:style-name="Standard"><text:s text:c="20"/>0.00% <text:s/>65.016us <text:s text:c="8"/>1 <text:s/>65.016us <text:s/>65.016us <text:s/>65.016us <text:s/>cuDeviceGetName</text:p>
      <text:p text:style-name="Standard"><text:s text:c="20"/>0.00% <text:s/>4.6970us <text:s text:c="8"/>3 <text:s/>1.5650us <text:s text:c="4"/>851ns <text:s/>2.4950us <text:s/>cuDeviceGetCount</text:p>
      <text:p text:style-name="Standard"><text:s text:c="20"/>0.00% <text:s/>3.3940us <text:s text:c="8"/>2 <text:s/>1.6970us <text:s/>1.0170us <text:s/>2.3770us <text:s/>cuDeviceGet</text:p>
      <text:p text:style-name="P1"><text:soft-page-break/>C2</text:p>
      <text:p text:style-name="P2"><text:s text:c="3"/>Type <text:s/>Time(%) <text:s text:c="5"/>Time <text:s text:c="4"/>Calls <text:s text:c="6"/>Avg <text:s text:c="6"/>Min <text:s text:c="6"/>Max <text:s/>Name</text:p>
      <text:p text:style-name="P2"><text:s/>GPU activities: <text:s text:c="2"/>50.47% <text:s/>1.1e+04s <text:s text:c="3"/>334583 <text:s/>33.723ms <text:s/>33.668ms <text:s/>47.866ms <text:s/>performBreakageCalculations(PreviousCompartmentIn*, CompartmentIn*, CompartmentDEMIn*, CompartmentOut*, CompartmentVar*, BreakageCompVar*, double, double, double, double, int, int, double)</text:p>
      <text:p text:style-name="P2"><text:s text:c="19"/>48.79% <text:s/>1.1e+04s <text:s text:c="3"/>334583 <text:s/>32.602ms <text:s/>32.530ms <text:s/>46.344ms <text:s/>performAggCalculations(PreviousCompartmentIn*, CompartmentIn*, CompartmentDEMIn*, CompartmentOut*, CompartmentVar*, AggregationCompVar*, double, double, double, double, int, int, int, double)</text:p>
      <text:p text:style-name="P2"><text:s text:c="20"/>0.69% <text:s/>154.962s <text:s text:c="3"/>334583 <text:s/>463.15us <text:s/>462.04us <text:s/>1.4875ms <text:s/>consolidationAndMovementCalcs(CompartmentIn*, PreviousCompartmentIn*, CompartmentOut*, CompartmentDEMIn*, CompartmentVar*, AggregationCompVar*, BreakageCompVar*, int, double, double, double, double, double, double, double, int, int, double, double)</text:p>
      <text:p text:style-name="P2"><text:s text:c="20"/>0.03% <text:s/>6.26541s <text:s text:c="3"/>334583 <text:s/>18.726us <text:s/>18.400us <text:s/>1.2604ms <text:s/>launchCompartment(CompartmentIn*, PreviousCompartmentIn*, CompartmentOut*, CompartmentDEMIn*, CompartmentVar*, AggregationCompVar*, BreakageCompVar*, double, double, double, double*, double*, double*, double*, unsigned int, unsigned int, unsigned int, double*, double, double, int, int, double, double, double, double, double, double, int, double, double, double)</text:p>
      <text:p text:style-name="P2"><text:s text:c="20"/>0.01% <text:s/>2.83289s <text:s text:c="2"/>3345852 <text:s text:c="4"/>846ns <text:s text:c="4"/>320ns <text:s/>32.353us <text:s/>[CUDA memcpy DtoH]</text:p>
      <text:p text:style-name="P2"><text:s text:c="20"/>0.00% <text:s/>847.71ms <text:s text:c="2"/>1003788 <text:s text:c="4"/>844ns <text:s text:c="4"/>320ns <text:s/>32.353us <text:s/>[CUDA memcpy HtoD]</text:p>
      <text:p text:style-name="P2"><text:s text:c="20"/>0.00% <text:s/>11.041us <text:s text:c="8"/>1 <text:s/>11.041us <text:s/>11.041us <text:s/>11.041us <text:s/>initialization_kernel(double*, double*, unsigned long, double, double, double, double, double*, double*, int*, int*, double*, double*, double*, double*, double*, double*, int*, int*, int*, int*, double*, double*, int*, int*, int*, int*, int*, int*)</text:p>
      <text:p text:style-name="P2"><text:s text:c="20"/>0.00% <text:s/>9.3760us <text:s text:c="8"/>1 <text:s/>9.3760us <text:s/>9.3760us <text:s/>9.3760us <text:s/>initialization_kernel2(double*, double*, unsigned long, double, double, double, double, double*, double*, int*, int*, double*, double*, double*, double*, double*, double*, int*, int*, int*, int*, double*, double*, int*, int*, int*, int*, int*, int*)</text:p>
      <text:p text:style-name="P2"><text:s text:c="6"/>API calls: <text:s text:c="2"/>99.77% <text:s/>2.2e+04s <text:s text:c="2"/>1338335 <text:s/>16.705ms <text:s/>2.4780us <text:s/>47.868ms <text:s/>cudaDeviceSynchronize</text:p>
      <text:p text:style-name="P2"><text:s text:c="20"/>0.16% <text:s/>36.0639s <text:s text:c="2"/>4349640 <text:s/>8.2910us <text:s/>4.0310us <text:s/>30.110ms <text:s/>cudaMemcpy</text:p>
      <text:p text:style-name="P2"><text:s text:c="20"/>0.05% <text:s/>12.0826s <text:s text:c="2"/>1338334 <text:s/>9.0280us <text:s/>4.6660us <text:s/>3.8435ms <text:s/>cudaLaunch</text:p>
      <text:p text:style-name="P2"><text:s text:c="20"/>0.02% <text:s/>3.41857s <text:s/>26097532 <text:s text:c="4"/>130ns <text:s text:c="4"/>116ns <text:s/>270.09us <text:s/>cudaSetupArgument</text:p>
      <text:p text:style-name="P2"><text:s text:c="20"/>0.00% <text:s/>417.88ms <text:s text:c="3"/>334583 <text:s/>1.2480us <text:s/>1.0490us <text:s/>39.849us <text:s/>cudaDeviceSetLimit</text:p>
      <text:p text:style-name="P2"><text:s text:c="20"/>0.00% <text:s/>334.74ms <text:s text:c="2"/>1338334 <text:s text:c="4"/>250ns <text:s text:c="4"/>125ns <text:s/>254.24us <text:s/>cudaConfigureCall</text:p>
      <text:p text:style-name="P2"><text:s text:c="20"/>0.00% <text:s/>226.12ms <text:s text:c="2"/>1338348 <text:s text:c="4"/>168ns <text:s text:c="4"/>120ns <text:s/>274.99us <text:s/>cudaGetLastError</text:p>
      <text:p text:style-name="P2"><text:s text:c="20"/>0.00% <text:s/>104.48ms <text:s text:c="6"/>166 <text:s/>629.40us <text:s/>1.9810us <text:s/>103.04ms <text:s/>cudaMalloc</text:p>
      <text:p text:style-name="P2"><text:s text:c="20"/>0.00% <text:s/>333.02us <text:s text:c="7"/>94 <text:s/>3.5420us <text:s text:c="4"/>279ns <text:s/>139.39us <text:s/>cuDeviceGetAttribute</text:p>
      <text:p text:style-name="P2"><text:s text:c="20"/>0.00% <text:s/>65.713us <text:s text:c="8"/>1 <text:s/>65.713us <text:s/>65.713us <text:s/>65.713us <text:s/>cuDeviceTotalMem</text:p>
      <text:p text:style-name="P2"><text:s text:c="20"/>0.00% <text:s/>33.493us <text:s text:c="8"/>1 <text:s/>33.493us <text:s/>33.493us <text:s/>33.493us <text:s/>cuDeviceGetName</text:p>
      <text:p text:style-name="P2"><text:s text:c="20"/>0.00% <text:s/>1.7400us <text:s text:c="8"/>3 <text:s text:c="4"/>580ns <text:s text:c="4"/>274ns <text:s/>1.0960us <text:s/>cuDeviceGetCount</text:p>
      <text:p text:style-name="P1"><text:s text:c="20"/>0.00% <text:s/>1.0100us <text:s text:c="8"/>2 <text:s text:c="4"/>505ns <text:s text:c="4"/>302ns <text:s text:c="4"/>708ns <text:s/>cuDeviceGet</text:p>
      <text:p text:style-name="P1"><text:soft-page-break/>C4</text:p>
      <text:p text:style-name="P1"><text:s text:c="11"/>Type <text:s/>Time(%) <text:s text:c="5"/>Time <text:s text:c="4"/>Calls <text:s text:c="6"/>Avg <text:s text:c="6"/>Min <text:s text:c="6"/>Max <text:s/>Name</text:p>
      <text:p text:style-name="P1"><text:s/>GPU activities: <text:s text:c="2"/>50.39% <text:s/>71.3612s <text:s text:c="5"/>2078 <text:s/>34.341ms <text:s/>33.570ms <text:s/>45.184ms <text:s/>performBreakageCalculations(PreviousCompartmentIn*, CompartmentIn*, CompartmentDEMIn*, CompartmentOut*, CompartmentVar*, BreakageCompVar*, double, double, double, double, int, int, double)</text:p>
      <text:p text:style-name="P1"><text:s text:c="19"/>48.88% <text:s/>69.2244s <text:s text:c="5"/>2078 <text:s/>33.313ms <text:s/>32.590ms <text:s/>41.905ms <text:s/>performAggCalculations(PreviousCompartmentIn*, CompartmentIn*, CompartmentDEMIn*, CompartmentOut*, CompartmentVar*, AggregationCompVar*, double, double, double, double, int, int, int, double)</text:p>
      <text:p text:style-name="P1"><text:s text:c="20"/>0.69% <text:s/>972.01ms <text:s text:c="5"/>2078 <text:s/>467.76us <text:s/>463.11us <text:s/>662.44us <text:s/>consolidationAndMovementCalcs(CompartmentIn*, PreviousCompartmentIn*, CompartmentOut*, CompartmentDEMIn*, CompartmentVar*, AggregationCompVar*, BreakageCompVar*, int, double, double, double, double, double, double, double, int, int, double, double)</text:p>
      <text:p text:style-name="P1"><text:s text:c="20"/>0.03% <text:s/>39.938ms <text:s text:c="5"/>2078 <text:s/>19.219us <text:s/>18.336us <text:s/>155.81us <text:s/>launchCompartment(CompartmentIn*, PreviousCompartmentIn*, CompartmentOut*, CompartmentDEMIn*, CompartmentVar*, AggregationCompVar*, BreakageCompVar*, double, double, double, double*, double*, double*, double*, unsigned int, unsigned int, unsigned int, double*, double, double, int, int, double, double, double, double, double, double, int, double, double, double)</text:p>
      <text:p text:style-name="P1"><text:s text:c="20"/>0.02% <text:s/>22.564ms <text:s text:c="4"/>20802 <text:s/>1.0840us <text:s text:c="4"/>320ns <text:s/>5.1200us <text:s/>[CUDA memcpy DtoH]</text:p>
      <text:p text:style-name="P1"><text:s text:c="20"/>0.01% <text:s/>7.7905ms <text:s text:c="5"/>6273 <text:s/>1.2410us <text:s text:c="4"/>608ns <text:s/>2.2720us <text:s/>[CUDA memcpy HtoD]</text:p>
      <text:p text:style-name="P1"><text:s text:c="20"/>0.00% <text:s/>10.049us <text:s text:c="8"/>1 <text:s/>10.049us <text:s/>10.049us <text:s/>10.049us <text:s/>initialization_kernel(double*, double*, unsigned long, double, double, double, double, double*, double*, int*, int*, double*, double*, double*, double*, double*, double*, int*, int*, int*, int*, double*, double*, int*, int*, int*, int*, int*, int*)</text:p>
      <text:p text:style-name="P1"><text:s text:c="20"/>0.00% <text:s/>8.6400us <text:s text:c="8"/>1 <text:s/>8.6400us <text:s/>8.6400us <text:s/>8.6400us <text:s/>initialization_kernel2(double*, double*, unsigned long, double, double, double, double, double*, double*, int*, int*, double*, double*, double*, double*, double*, double*, int*, int*, int*, int*, double*, double*, int*, int*, int*, int*, int*, int*)</text:p>
      <text:p text:style-name="P1"><text:s text:c="6"/>API calls: <text:s text:c="2"/>99.62% <text:s/>141.725s <text:s text:c="5"/>8315 <text:s/>17.045ms <text:s/>2.3780us <text:s/>45.191ms <text:s/>cudaDeviceSynchronize</text:p>
      <text:p text:style-name="P1"><text:s text:c="20"/>0.21% <text:s/>295.06ms <text:s text:c="4"/>27075 <text:s/>10.897us <text:s/>4.3400us <text:s/>429.09us <text:s/>cudaMemcpy</text:p>
      <text:p text:style-name="P1"><text:s text:c="20"/>0.09% <text:s/>126.99ms <text:s text:c="5"/>8314 <text:s/>15.273us <text:s/>5.1220us <text:s/>37.330us <text:s/>cudaLaunch</text:p>
      <text:p text:style-name="P1"><text:s text:c="20"/>0.06% <text:s/>92.224ms <text:s text:c="6"/>166 <text:s/>555.56us <text:s/>2.9090us <text:s/>90.108ms <text:s/>cudaMalloc</text:p>
      <text:p text:style-name="P1"><text:s text:c="20"/>0.02% <text:s/>23.075ms <text:s text:c="3"/>162142 <text:s text:c="4"/>142ns <text:s text:c="4"/>117ns <text:s/>268.87us <text:s/>cudaSetupArgument</text:p>
      <text:p text:style-name="P1"><text:s text:c="20"/>0.00% <text:s/>3.9225ms <text:s text:c="5"/>8314 <text:s text:c="4"/>471ns <text:s text:c="4"/>131ns <text:s/>293.61us <text:s/>cudaConfigureCall</text:p>
      <text:p text:style-name="P1"><text:s text:c="20"/>0.00% <text:s/>3.3396ms <text:s text:c="5"/>2078 <text:s/>1.6070us <text:s/>1.2920us <text:s/>2.8310us <text:s/>cudaDeviceSetLimit</text:p>
      <text:p text:style-name="P1"><text:s text:c="20"/>0.00% <text:s/>1.9219ms <text:s text:c="5"/>8328 <text:s text:c="4"/>230ns <text:s text:c="4"/>121ns <text:s/>261.86us <text:s/>cudaGetLastError</text:p>
      <text:p text:style-name="P1"><text:s text:c="20"/>0.00% <text:s/>243.23us <text:s text:c="7"/>94 <text:s/>2.5870us <text:s text:c="4"/>277ns <text:s/>102.84us <text:s/>cuDeviceGetAttribute</text:p>
      <text:p text:style-name="P1"><text:s text:c="20"/>0.00% <text:s/>59.751us <text:s text:c="8"/>1 <text:s/>59.751us <text:s/>59.751us <text:s/>59.751us <text:s/>cuDeviceTotalMem</text:p>
      <text:p text:style-name="P1"><text:s text:c="20"/>0.00% <text:s/>24.988us <text:s text:c="8"/>1 <text:s/>24.988us <text:s/>24.988us <text:s/>24.988us <text:s/>cuDeviceGetName</text:p>
      <text:p text:style-name="P1"><text:s text:c="20"/>0.00% <text:s/>1.7400us <text:s text:c="8"/>3 <text:s text:c="4"/>580ns <text:s text:c="4"/>280ns <text:s/>1.1120us <text:s/>cuDeviceGetCount</text:p>
      <text:p text:style-name="P1"><text:s text:c="20"/>0.00% <text:s text:c="4"/>983ns <text:s text:c="8"/>2 <text:s text:c="4"/>491ns <text:s text:c="4"/>325ns <text:s text:c="4"/>658ns <text:s/>cuDeviceGe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6T11:45:26.089847740</meta:creation-date>
    <dc:date>2019-04-16T11:54:10.649249656</dc:date>
    <meta:editing-duration>PT8M44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3" meta:paragraph-count="69" meta:word-count="897" meta:character-count="10259" meta:non-whitespace-character-count="7371"/>
  </office:meta>
</office:document-meta>
</file>